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81081EC8A17CDA3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1.979cm" svg:y="6.146cm" presentation:class="title" presentation:user-transformed="true">
          <draw:text-box>
            <text:p>Decentralized <text:line-break/>Collaborative Edit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lly p2p sturcture</text:p>
              </text:list-item>
              <text:list-item>
                <text:p>Minimal use of ser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5:28:48.700201932</meta:creation-date>
    <meta:editing-duration>PT4H36M19S</meta:editing-duration>
    <meta:editing-cycles>2</meta:editing-cycles>
    <meta:generator>LibreOffice/6.1.2.1$Linux_X86_64 LibreOffice_project/10$Build-1</meta:generator>
    <dc:title>Blue Curve</dc:title>
    <dc:date>2018-11-24T20:17:52.060615540</dc:date>
    <meta:document-statistic meta:object-count="42"/>
    <meta:template xlink:type="simple" xlink:actuate="onRequest" xlink:title="Blue Curve" xlink:href="../../../../../usr/lib/libreoffice/share/template/common/presnt/Blue_Curve.otp" meta:date="2018-11-24T15:28:48.150293069"/>
  </office:meta>
</office:document-meta>
</file>